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213.19pt"/>
    </style:style>
    <style:style style:name="co3" style:family="table-column">
      <style:table-column-properties fo:break-before="auto" style:column-width="341.94pt"/>
    </style:style>
    <style:style style:name="co4" style:family="table-column">
      <style:table-column-properties fo:break-before="auto" style:column-width="53.74pt"/>
    </style:style>
    <style:style style:name="co5" style:family="table-column">
      <style:table-column-properties fo:break-before="auto" style:column-width="67.61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unerSec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Tuner/ReversibleSection/TunerSection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8/23/2018 1:07:41 A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68" calcext:value-type="float">
            <text:p>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100 uF</text:p>
          </table:table-cell>
          <table:table-cell office:value-type="string" calcext:value-type="string">
            <text:p>Capacitors_THT:CP_Radial_D8.0mm_P5.0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Capacitors_THT:CP_Radial_D5.0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Capacitors_THT:C_Disc_D5.0mm_W2.5mm_P2.5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s:LED_D3.0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uner:ThreeJumper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uner:ThreeJumper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uner:ThreeJumper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uner:ThreeJumper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uner:ThreeJumper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uner:ThreeJumper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tuner:ThreeJumperP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Connectors_Terminal_Blocks:TerminalBlock_bornier-2_P5.08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Connectors_Molex:Molex_KK-6410-05_05x2.54mm_Straigh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1x01</text:p>
          </table:table-cell>
          <table:table-cell office:value-type="string" calcext:value-type="string">
            <text:p>Connectors:1p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Pin_Headers:Pin_Header_Straight_1x03_Pitch2.54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1</text:p>
          </table:table-cell>
          <table:table-cell office:value-type="string" calcext:value-type="string">
            <text:p>CAPIND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2</text:p>
          </table:table-cell>
          <table:table-cell office:value-type="string" calcext:value-type="string">
            <text:p>CAPIND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3</text:p>
          </table:table-cell>
          <table:table-cell office:value-type="string" calcext:value-type="string">
            <text:p>CAPIND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4</text:p>
          </table:table-cell>
          <table:table-cell office:value-type="string" calcext:value-type="string">
            <text:p>CAPIND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5</text:p>
          </table:table-cell>
          <table:table-cell office:value-type="string" calcext:value-type="string">
            <text:p>CAPIND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6</text:p>
          </table:table-cell>
          <table:table-cell office:value-type="string" calcext:value-type="string">
            <text:p>CAPIND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C7</text:p>
          </table:table-cell>
          <table:table-cell office:value-type="string" calcext:value-type="string">
            <text:p>CAPIND</text:p>
          </table:table-cell>
          <table:table-cell office:value-type="string" calcext:value-type="string">
            <text:p>tuner:MultiCAPIN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2.2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s_THT:R_Axial_DIN0207_L6.3mm_D2.5mm_P7.62mm_Horizon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1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tuner:SRDXX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2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tuner:SRDXX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3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tuner:SRDXX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4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tuner:SRDXX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5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tuner:SRDXX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6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tuner:SRDXX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7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tuner:SRDXX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8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tuner:SRDXX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LY9</text:p>
          </table:table-cell>
          <table:table-cell office:value-type="string" calcext:value-type="string">
            <text:p>SPDTRelay</text:p>
          </table:table-cell>
          <table:table-cell office:value-type="string" calcext:value-type="string">
            <text:p>tuner:SRDXXRela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CP23008</text:p>
          </table:table-cell>
          <table:table-cell office:value-type="string" calcext:value-type="string">
            <text:p>Housings_DIP:DIP-18_W7.62mm_Socke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ULN2803A</text:p>
          </table:table-cell>
          <table:table-cell office:value-type="string" calcext:value-type="string">
            <text:p>Housings_DIP:DIP-18_W7.62mm_Socke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8" meta:object-count="0"/>
    <meta:generator>LibreOffice/5.4.0.3$Windows_x86 LibreOffice_project/7556cbc6811c9d992f4064ab9287069087d7f62c</meta:generator>
  </office:meta>
</office:document-meta>
</file>